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fo:min-height="0.8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9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5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5.445cm" svg:y="4.81cm">
          <text:p text:style-name="P1"><text:span text:style-name="T1">Accelerometer</text:span></text:p>
          <text:p text:style-name="P1"><text:span text:style-name="T1">Sensor</text:span></text:p>
        </draw:rect>
        <draw:rect draw:style-name="gr1" draw:text-style-name="P2" draw:layer="layout" svg:width="3.175cm" svg:height="1.27cm" svg:x="5.762cm" svg:y="7.35cm">
          <text:p text:style-name="P1"><text:span text:style-name="T1">Maths</text:span></text:p>
        </draw:rect>
        <draw:rect draw:style-name="gr2" draw:text-style-name="P2" draw:layer="layout" svg:width="3.81cm" svg:height="1.905cm" svg:x="5.572cm" svg:y="9.128cm">
          <text:p/>
        </draw:rect>
        <draw:rect draw:style-name="gr3" draw:text-style-name="P2" draw:layer="layout" svg:width="3.81cm" svg:height="1.905cm" svg:x="5.445cm" svg:y="9.255cm">
          <text:p text:style-name="P1"><text:span text:style-name="T1">State Machines</text:span></text:p>
        </draw:rect>
        <draw:rect draw:style-name="gr1" draw:text-style-name="P2" draw:layer="layout" svg:width="3.175cm" svg:height="1.27cm" svg:x="12.43cm" svg:y="11.795cm">
          <text:p text:style-name="P1"><text:span text:style-name="T1">NeoPixels</text:span></text:p>
        </draw:rect>
        <draw:line draw:style-name="gr4" draw:text-style-name="P1" draw:layer="layout" svg:x1="7.35cm" svg:y1="8.62cm" svg:x2="7.35cm" svg:y2="9.191cm">
          <text:p/>
        </draw:line>
        <draw:line draw:style-name="gr4" draw:text-style-name="P1" draw:layer="layout" svg:x1="14.017cm" svg:y1="10.842cm" svg:x2="14.017cm" svg:y2="11.795cm">
          <text:p/>
        </draw:line>
        <draw:line draw:style-name="gr4" draw:text-style-name="P1" draw:layer="layout" svg:x1="9.255cm" svg:y1="10.208cm" svg:x2="12.367cm" svg:y2="10.208cm">
          <text:p/>
        </draw:line>
        <draw:rect draw:style-name="gr5" draw:text-style-name="P2" draw:layer="layout" svg:width="3.175cm" svg:height="1.27cm" svg:x="12.43cm" svg:y="9.572cm">
          <text:p text:style-name="P1"><text:span text:style-name="T1">Color Mixer</text:span></text:p>
        </draw:rect>
        <draw:line draw:style-name="gr4" draw:text-style-name="P1" draw:layer="layout" svg:x1="7.35cm" svg:y1="6.715cm" svg:x2="7.35cm" svg:y2="7.35cm">
          <text:p/>
        </draw:line>
        <draw:frame draw:style-name="gr6" draw:layer="layout" svg:width="5.779cm" svg:height="1.079cm" svg:x="1.698cm" svg:y="1.635cm">
          <draw:text-box>
            <text:p>Abstract diagram</text:p>
          </draw:text-box>
        </draw:frame>
        <draw:line draw:style-name="gr7" draw:text-style-name="P1" draw:layer="layout" svg:x1="10.779cm" svg:y1="10.271cm" svg:x2="10.842cm" svg:y2="10.144cm">
          <text:p/>
        </draw:line>
        <draw:line draw:style-name="gr7" draw:text-style-name="P1" draw:layer="layout" svg:x1="7.287cm" svg:y1="6.842cm" svg:x2="7.413cm" svg:y2="6.906cm">
          <text:p/>
        </draw:line>
        <draw:line draw:style-name="gr7" draw:text-style-name="P1" draw:layer="layout" svg:x1="7.286cm" svg:y1="8.746cm" svg:x2="7.413cm" svg:y2="8.81cm">
          <text:p/>
        </draw:line>
      </draw:page>
      <draw:page draw:name="page2" draw:style-name="dp1" draw:master-page-name="Default">
        <draw:rect draw:style-name="gr1" draw:text-style-name="P2" draw:layer="layout" svg:width="3.81cm" svg:height="1.905cm" svg:x="4.494cm" svg:y="6.716cm">
          <text:p text:style-name="P1"><text:span text:style-name="T1">Accelerometer</text:span></text:p>
          <text:p text:style-name="P1"><text:span text:style-name="T1">Sensor</text:span></text:p>
        </draw:rect>
        <draw:rect draw:style-name="gr1" draw:text-style-name="P2" draw:layer="layout" svg:width="4.191cm" svg:height="3.366cm" svg:x="4.302cm" svg:y="6.524cm">
          <text:p/>
        </draw:rect>
        <draw:rect draw:style-name="gr2" draw:text-style-name="P2" draw:layer="layout" svg:width="3.81cm" svg:height="1.905cm" svg:x="9.445cm" svg:y="10.016cm">
          <text:p/>
        </draw:rect>
        <draw:rect draw:style-name="gr3" draw:text-style-name="P2" draw:layer="layout" svg:width="3.81cm" svg:height="1.905cm" svg:x="9.255cm" svg:y="10.207cm">
          <text:p text:style-name="P1"><text:span text:style-name="T1">State Machines</text:span></text:p>
        </draw:rect>
        <draw:rect draw:style-name="gr1" draw:text-style-name="P2" draw:layer="layout" svg:width="3.175cm" svg:height="1.27cm" draw:transform="rotate (1.5707963267946) translate (4.175cm 18.145cm)">
          <text:p text:style-name="P1"><text:span text:style-name="T1">Time System</text:span></text:p>
        </draw:rect>
        <draw:rect draw:style-name="gr1" draw:text-style-name="P2" draw:layer="layout" svg:width="3.175cm" svg:height="1.27cm" svg:x="4.81cm" svg:y="21.32cm">
          <text:p text:style-name="P1"><text:span text:style-name="T1">Serial Debug</text:span></text:p>
        </draw:rect>
        <draw:line draw:style-name="gr4" draw:text-style-name="P1" draw:layer="layout" svg:x1="6.397cm" svg:y1="14.97cm" svg:x2="6.397cm" svg:y2="12.112cm">
          <text:p/>
        </draw:line>
        <draw:rect draw:style-name="gr5" draw:text-style-name="P2" draw:layer="layout" svg:width="5.08cm" svg:height="3.175cm" svg:x="5.445cm" svg:y="14.97cm">
          <text:p text:style-name="P1"><text:span text:style-name="T1">“</text:span><text:span text:style-name="T1">conductor.ino” sketch</text:span></text:p>
        </draw:rect>
        <draw:frame draw:style-name="gr8" draw:text-style-name="P2" draw:layer="layout" svg:width="4.191cm" svg:height="1.27cm" svg:x="4.302cm" svg:y="8.62cm">
          <draw:text-box>
            <text:p text:style-name="P2"><text:span text:style-name="T1">Math Wrapper</text:span></text:p>
          </draw:text-box>
        </draw:frame>
        <draw:rect draw:style-name="gr1" draw:text-style-name="P2" draw:layer="layout" svg:width="3.81cm" svg:height="1.905cm" svg:x="11.986cm" svg:y="20.684cm">
          <text:p text:style-name="P1"><text:span text:style-name="T1">NeoPixels</text:span></text:p>
        </draw:rect>
        <draw:rect draw:style-name="gr1" draw:text-style-name="P2" draw:layer="layout" svg:width="4.191cm" svg:height="3.366cm" svg:x="11.795cm" svg:y="19.414cm">
          <text:p/>
        </draw:rect>
        <draw:frame draw:style-name="gr8" draw:text-style-name="P2" draw:layer="layout" svg:width="4.191cm" svg:height="1.27cm" svg:x="11.795cm" svg:y="19.414cm">
          <draw:text-box>
            <text:p text:style-name="P2"><text:span text:style-name="T1">Color Mixer</text:span></text:p>
          </draw:text-box>
        </draw:frame>
        <draw:rect draw:style-name="gr2" draw:text-style-name="P2" draw:layer="layout" svg:width="3.175cm" svg:height="0.635cm" svg:x="9.763cm" svg:y="8.429cm">
          <text:p/>
        </draw:rect>
        <draw:rect draw:style-name="gr3" draw:text-style-name="P2" draw:layer="layout" svg:width="3.175cm" svg:height="0.635cm" svg:x="9.573cm" svg:y="8.62cm">
          <text:p text:style-name="P1"><text:span text:style-name="T1">TimeKeeper.h</text:span></text:p>
        </draw:rect>
        <draw:line draw:style-name="gr9" draw:text-style-name="P1" draw:layer="layout" svg:x1="11.223cm" svg:y1="10.144cm" svg:x2="11.223cm" svg:y2="9.255cm">
          <text:p/>
        </draw:line>
        <draw:line draw:style-name="gr4" draw:text-style-name="P1" draw:layer="layout" svg:x1="7.35cm" svg:y1="9.89cm" svg:x2="7.35cm" svg:y2="11.414cm">
          <text:p/>
        </draw:line>
        <draw:rect draw:style-name="gr5" draw:text-style-name="P2" draw:layer="layout" svg:width="3.175cm" svg:height="1.27cm" svg:x="4.81cm" svg:y="10.842cm">
          <text:p text:style-name="P1"><text:span text:style-name="T1">Timer Module</text:span></text:p>
          <text:p text:style-name="P1"><text:span text:style-name="T1">100 Hz</text:span></text:p>
        </draw:rect>
        <draw:line draw:style-name="gr4" draw:text-style-name="P1" draw:layer="layout" svg:x1="7.985cm" svg:y1="11.477cm" svg:x2="9.255cm" svg:y2="11.477cm">
          <text:p/>
        </draw:line>
        <draw:line draw:style-name="gr4" draw:text-style-name="P1" draw:layer="layout" svg:x1="10.525cm" svg:y1="16.557cm" svg:x2="11.477cm" svg:y2="16.557cm">
          <text:p/>
        </draw:line>
        <draw:line draw:style-name="gr4" draw:text-style-name="P1" draw:layer="layout" svg:x1="12.43cm" svg:y1="12.112cm" svg:x2="12.43cm" svg:y2="19.415cm">
          <text:p/>
        </draw:line>
        <draw:line draw:style-name="gr4" draw:text-style-name="P1" draw:layer="layout" svg:x1="12.747cm" svg:y1="12.112cm" svg:x2="12.747cm" svg:y2="19.415cm">
          <text:p/>
        </draw:line>
        <draw:rect draw:style-name="gr5" draw:text-style-name="P2" draw:layer="layout" svg:width="3.175cm" svg:height="1.27cm" svg:x="11.477cm" svg:y="15.922cm">
          <text:p text:style-name="P1"><text:span text:style-name="T1">Timer Module</text:span></text:p>
          <text:p text:style-name="P1"><text:span text:style-name="T1">200 Hz</text:span></text:p>
        </draw:rect>
        <draw:line draw:style-name="gr4" draw:text-style-name="P1" draw:layer="layout" svg:x1="6.397cm" svg:y1="18.145cm" svg:x2="6.397cm" svg:y2="21.32cm">
          <text:p/>
        </draw:line>
        <draw:rect draw:style-name="gr5" draw:text-style-name="P2" draw:layer="layout" svg:width="3.175cm" svg:height="1.27cm" svg:x="4.81cm" svg:y="19.097cm">
          <text:p text:style-name="P1"><text:span text:style-name="T1">Timer Module</text:span></text:p>
          <text:p text:style-name="P1"><text:span text:style-name="T1">1 s</text:span></text:p>
        </draw:rect>
        <draw:line draw:style-name="gr4" draw:text-style-name="P1" draw:layer="layout" svg:x1="9.89cm" svg:y1="14.97cm" svg:x2="9.89cm" svg:y2="12.112cm">
          <text:p/>
        </draw:line>
        <draw:rect draw:style-name="gr5" draw:text-style-name="P2" draw:layer="layout" svg:width="3.175cm" svg:height="1.27cm" svg:x="8.302cm" svg:y="13.065cm">
          <text:p text:style-name="P1"><text:span text:style-name="T1">Timer Module</text:span></text:p>
          <text:p text:style-name="P1"><text:span text:style-name="T1">100 Hz</text:span></text:p>
        </draw:rect>
        <draw:frame draw:style-name="gr6" draw:layer="layout" svg:width="8.572cm" svg:height="1.079cm" svg:x="1.699cm" svg:y="1.636cm">
          <draw:text-box>
            <text:p>Abstract Implementation</text:p>
          </draw:text-box>
        </draw:frame>
        <draw:rect draw:style-name="gr1" draw:text-style-name="P2" draw:layer="layout" svg:width="3.174cm" svg:height="0.634cm" svg:x="2.271cm" svg:y="2.906cm">
          <text:p text:style-name="P1"><text:span text:style-name="T1">Base</text:span></text:p>
        </draw:rect>
        <draw:rect draw:style-name="gr1" draw:text-style-name="P2" draw:layer="layout" svg:width="3.556cm" svg:height="1.651cm" svg:x="2.079cm" svg:y="2.714cm">
          <text:p/>
        </draw:rect>
        <draw:frame draw:style-name="gr10" draw:text-style-name="P2" draw:layer="layout" svg:width="3.556cm" svg:height="0.825cm" svg:x="2.079cm" svg:y="3.54cm">
          <draw:text-box>
            <text:p text:style-name="P2"><text:span text:style-name="T1">Inherits 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6T00:13:29.92</meta:creation-date>
    <dc:date>2015-05-28T22:23:05.18</dc:date>
    <meta:editing-duration>PT20H45M57S</meta:editing-duration>
    <meta:editing-cycles>6</meta:editing-cycles>
    <meta:generator>OpenOffice.org/3.4.1$Win32 OpenOffice.org_project/341m1$Build-9593</meta:generator>
    <meta:document-statistic meta:object-count="44"/>
  </office:meta>
</office:document-meta>
</file>